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Symbol" svg:font-family="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6c0" officeooo:paragraph-rsid="000f36c0"/>
    </style:style>
    <style:style style:name="P2" style:family="paragraph" style:parent-style-name="Standard">
      <style:paragraph-properties fo:text-align="center" style:justify-single-word="false"/>
      <style:text-properties fo:font-size="12pt" fo:font-weight="bold" officeooo:rsid="000f36c0" officeooo:paragraph-rsid="000f36c0"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weight="bold" officeooo:rsid="00115b5f" officeooo:paragraph-rsid="00115b5f" style:font-weight-asian="bold" style:font-weight-complex="bold"/>
    </style:style>
    <style:style style:name="P4" style:family="paragraph" style:parent-style-name="Standard">
      <style:paragraph-properties fo:text-align="start" style:justify-single-word="false"/>
      <style:text-properties fo:font-weight="normal" officeooo:rsid="00115b5f" officeooo:paragraph-rsid="00115b5f" style:font-weight-asian="normal" style:font-weight-complex="normal"/>
    </style:style>
    <style:style style:name="P5" style:family="paragraph" style:parent-style-name="Standard">
      <style:paragraph-properties fo:text-align="start" style:justify-single-word="false"/>
      <style:text-properties fo:font-weight="normal" officeooo:rsid="00115b5f" officeooo:paragraph-rsid="00131f9b" style:font-weight-asian="normal" style:font-weight-complex="normal"/>
    </style:style>
    <style:style style:name="P6" style:family="paragraph" style:parent-style-name="Standard">
      <style:paragraph-properties fo:text-align="start" style:justify-single-word="false"/>
      <style:text-properties fo:font-weight="normal" officeooo:rsid="00115b5f" officeooo:paragraph-rsid="00132777" style:font-weight-asian="normal" style:font-weight-complex="normal"/>
    </style:style>
    <style:style style:name="P7" style:family="paragraph" style:parent-style-name="Standard">
      <style:paragraph-properties fo:text-align="start" style:justify-single-word="false"/>
      <style:text-properties fo:font-weight="normal" officeooo:rsid="00115b5f" officeooo:paragraph-rsid="00144c9b" style:font-weight-asian="normal" style:font-weight-complex="normal"/>
    </style:style>
    <style:style style:name="P8" style:family="paragraph" style:parent-style-name="Standard">
      <style:paragraph-properties fo:text-align="start" style:justify-single-word="false"/>
      <style:text-properties fo:font-weight="normal" officeooo:rsid="00115b5f" officeooo:paragraph-rsid="001634f8" style:font-weight-asian="normal" style:font-weight-complex="normal"/>
    </style:style>
    <style:style style:name="P9" style:family="paragraph" style:parent-style-name="Standard">
      <style:paragraph-properties fo:text-align="start" style:justify-single-word="false"/>
      <style:text-properties fo:font-size="9pt" fo:font-weight="normal" officeooo:rsid="00115b5f" officeooo:paragraph-rsid="00115b5f" style:font-size-asian="9pt" style:font-weight-asian="normal" style:font-size-complex="9pt" style:font-weight-complex="normal"/>
    </style:style>
    <style:style style:name="P10" style:family="paragraph" style:parent-style-name="Standard">
      <style:paragraph-properties fo:text-align="start" style:justify-single-word="false"/>
      <style:text-properties fo:font-size="9pt" fo:font-style="italic" fo:font-weight="normal" officeooo:rsid="00115b5f" officeooo:paragraph-rsid="00115b5f" style:font-size-asian="9pt" style:font-style-asian="italic" style:font-weight-asian="normal" style:font-size-complex="9pt" style:font-style-complex="italic" style:font-weight-complex="normal"/>
    </style:style>
    <style:style style:name="P11" style:family="paragraph" style:parent-style-name="Standard">
      <style:paragraph-properties fo:text-align="start" style:justify-single-word="false"/>
      <style:text-properties fo:font-size="9pt" fo:font-style="italic" fo:font-weight="normal" officeooo:rsid="00115b5f" officeooo:paragraph-rsid="00144c9b" style:font-size-asian="9pt" style:font-style-asian="italic" style:font-weight-asian="normal" style:font-size-complex="9pt" style:font-style-complex="italic" style:font-weight-complex="normal"/>
    </style:style>
    <style:style style:name="P12"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P13"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P14" style:family="paragraph" style:parent-style-name="Standard">
      <style:paragraph-properties fo:text-align="start" style:justify-single-word="false"/>
      <style:text-properties fo:font-size="9pt" fo:font-style="italic" fo:font-weight="normal" officeooo:rsid="00144c9b" officeooo:paragraph-rsid="0019343b" style:font-size-asian="9pt" style:font-style-asian="italic" style:font-weight-asian="normal" style:font-size-complex="9pt" style:font-style-complex="italic" style:font-weight-complex="normal"/>
    </style:style>
    <style:style style:name="P15" style:family="paragraph" style:parent-style-name="Standard">
      <style:paragraph-properties fo:text-align="start" style:justify-single-word="false"/>
      <style:text-properties fo:font-size="9pt" fo:font-style="italic" fo:font-weight="normal" officeooo:rsid="00115b5f" officeooo:paragraph-rsid="0019343b" style:font-size-asian="9pt" style:font-style-asian="italic" style:font-weight-asian="normal" style:font-size-complex="9pt" style:font-style-complex="italic" style:font-weight-complex="normal"/>
    </style:style>
    <style:style style:name="P16" style:family="paragraph" style:parent-style-name="Standard">
      <style:paragraph-properties fo:text-align="start" style:justify-single-word="false"/>
      <style:text-properties fo:font-size="9pt" fo:font-style="italic" fo:font-weight="normal" officeooo:rsid="0019343b" officeooo:paragraph-rsid="0019343b" style:font-size-asian="9pt" style:font-style-asian="italic" style:font-weight-asian="normal" style:font-size-complex="9pt" style:font-style-complex="italic" style:font-weight-complex="normal"/>
    </style:style>
    <style:style style:name="P17" style:family="paragraph" style:parent-style-name="Standard">
      <style:paragraph-properties fo:text-align="start" style:justify-single-word="false"/>
      <style:text-properties fo:font-weight="normal" officeooo:rsid="00131f9b" officeooo:paragraph-rsid="00144c9b" style:font-weight-asian="normal" style:font-weight-complex="normal"/>
    </style:style>
    <style:style style:name="P18" style:family="paragraph" style:parent-style-name="Standard">
      <style:paragraph-properties fo:text-align="start" style:justify-single-word="false"/>
      <style:text-properties fo:font-weight="normal" officeooo:rsid="00115b5f" officeooo:paragraph-rsid="0019343b" style:font-weight-asian="normal" style:font-weight-complex="normal"/>
    </style:style>
    <style:style style:name="P19" style:family="paragraph" style:parent-style-name="Standard">
      <style:paragraph-properties fo:text-align="start" style:justify-single-word="false"/>
      <style:text-properties fo:font-weight="normal" officeooo:rsid="00115b5f" officeooo:paragraph-rsid="00115b5f" style:font-weight-asian="normal" style:font-weight-complex="normal"/>
    </style:style>
    <style:style style:name="P20" style:family="paragraph" style:parent-style-name="Standard">
      <style:paragraph-properties fo:text-align="start" style:justify-single-word="false"/>
      <style:text-properties fo:font-size="12pt" fo:font-style="normal" fo:font-weight="normal" officeooo:rsid="0019343b" officeooo:paragraph-rsid="0019343b"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3558a" officeooo:paragraph-rsid="0023558a" style:font-size-asian="12pt" style:font-style-asian="normal" style:font-weight-asian="normal" style:font-size-complex="12pt" style:font-style-complex="normal" style:font-weight-complex="normal"/>
    </style:style>
    <style:style style:name="P22" style:family="paragraph" style:parent-style-name="Standard" style:list-style-name="L7">
      <style:paragraph-properties fo:text-align="start" style:justify-single-word="false"/>
      <style:text-properties fo:font-size="12pt" fo:font-style="normal" fo:font-weight="normal" officeooo:rsid="002584c8" officeooo:paragraph-rsid="002584c8"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584c8" officeooo:paragraph-rsid="002584c8"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12pt" fo:font-style="normal" fo:font-weight="bold" officeooo:rsid="0023558a" officeooo:paragraph-rsid="0023558a" style:font-size-asian="12pt" style:font-style-asian="normal" style:font-weight-asian="bold" style:font-size-complex="12pt" style:font-style-complex="normal" style:font-weight-complex="bold"/>
    </style:style>
    <style:style style:name="P25" style:family="paragraph" style:parent-style-name="Standard">
      <style:paragraph-properties fo:text-align="center" style:justify-single-word="false"/>
      <style:text-properties fo:font-size="12pt" fo:font-weight="bold" officeooo:rsid="001b33c7" officeooo:paragraph-rsid="001b33c7"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normal" officeooo:rsid="001b33c7" officeooo:paragraph-rsid="001b33c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paragraph-rsid="001b33c7"/>
    </style:style>
    <style:style style:name="P28" style:family="paragraph" style:parent-style-name="Standard" style:list-style-name="L1">
      <style:paragraph-properties fo:text-align="start" style:justify-single-word="false"/>
      <style:text-properties fo:font-size="12pt" fo:font-weight="normal" officeooo:rsid="001b33c7" officeooo:paragraph-rsid="001b33c7"/>
    </style:style>
    <style:style style:name="P29" style:family="paragraph" style:parent-style-name="Standard">
      <style:paragraph-properties fo:text-align="start" style:justify-single-word="false"/>
      <style:text-properties fo:font-size="12pt" fo:font-weight="normal" officeooo:rsid="001b33c7" officeooo:paragraph-rsid="001b33c7"/>
    </style:style>
    <style:style style:name="P3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1" style:family="paragraph" style:parent-style-name="Text_20_body">
      <style:paragraph-properties fo:margin-top="0cm" fo:margin-bottom="0cm" loext:contextual-spacing="false" fo:line-height="100%" fo:text-align="start" style:justify-single-word="false"/>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32"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33" style:family="paragraph" style:parent-style-name="Text_20_body" style:list-style-name="L3">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34"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35" style:family="paragraph" style:parent-style-name="Text_20_body" style:list-style-name="L2">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36"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c393f" officeooo:paragraph-rsid="001c393f" style:font-size-asian="12pt" style:font-size-complex="12pt"/>
    </style:style>
    <style:style style:name="P37"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222222" style:font-name="Liberation Serif" fo:font-size="12pt" fo:letter-spacing="normal" fo:font-style="normal" fo:font-weight="bold" officeooo:rsid="001b33c7" officeooo:paragraph-rsid="001b33c7" style:font-size-asian="12pt" style:font-weight-asian="bold" style:font-size-complex="12pt" style:font-weight-complex="bold"/>
    </style:style>
    <style:style style:name="P38"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222222" style:font-name="Liberation Serif" fo:font-size="12pt" fo:letter-spacing="normal" fo:font-style="normal" fo:font-weight="bold" officeooo:rsid="001c393f" officeooo:paragraph-rsid="001c393f" style:font-size-asian="12pt" style:font-weight-asian="bold" style:font-size-complex="12pt" style:font-weight-complex="bold"/>
    </style:style>
    <style:style style:name="P39"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e5a71" officeooo:paragraph-rsid="001e5a71" style:font-size-asian="9pt" style:font-style-asian="italic" style:font-size-complex="9pt" style:font-style-complex="italic"/>
    </style:style>
    <style:style style:name="P40" style:family="paragraph" style:parent-style-name="Text_20_body" style:list-style-name="L4">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f685c" officeooo:paragraph-rsid="001f685c" style:font-size-asian="9pt" style:font-style-asian="italic" style:font-size-complex="9pt" style:font-style-complex="italic"/>
    </style:style>
    <style:style style:name="P41"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f685c" officeooo:paragraph-rsid="001f685c" style:font-size-asian="9pt" style:font-style-asian="italic" style:font-size-complex="9pt" style:font-style-complex="italic"/>
    </style:style>
    <style:style style:name="P42" style:family="paragraph" style:parent-style-name="Text_20_body" style:list-style-name="L5">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07f31" style:font-size-asian="9pt" style:font-style-asian="italic" style:font-size-complex="9pt" style:font-style-complex="italic"/>
    </style:style>
    <style:style style:name="P43"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07f31" style:font-size-asian="9pt" style:font-style-asian="italic" style:font-size-complex="9pt" style:font-style-complex="italic"/>
    </style:style>
    <style:style style:name="P44" style:family="paragraph" style:parent-style-name="Text_20_body" style:list-style-name="L6">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07f31" style:font-size-asian="9pt" style:font-style-asian="italic" style:font-size-complex="9pt" style:font-style-complex="italic"/>
    </style:style>
    <style:style style:name="P45"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1c81b" officeooo:paragraph-rsid="0021c81b" style:font-size-asian="9pt" style:font-style-asian="italic" style:font-size-complex="9pt" style:font-style-complex="italic"/>
    </style:style>
    <style:style style:name="P46"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222222" style:font-name="Liberation Serif" fo:font-size="9pt" fo:letter-spacing="normal" fo:font-style="italic" fo:font-weight="bold" officeooo:rsid="0021c81b" officeooo:paragraph-rsid="0021c81b" style:font-size-asian="9pt" style:font-style-asian="italic" style:font-weight-asian="bold" style:font-size-complex="9pt" style:font-style-complex="italic" style:font-weight-complex="bold"/>
    </style:style>
    <style:style style:name="T1" style:family="text">
      <style:text-properties officeooo:rsid="00115b5f"/>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144c9b" style:font-size-asian="9pt" style:font-style-asian="italic" style:font-size-complex="9pt" style:font-style-complex="italic"/>
    </style:style>
    <style:style style:name="T4" style:family="text">
      <style:text-properties fo:font-style="italic" style:font-style-asian="italic" style:font-style-complex="italic"/>
    </style:style>
    <style:style style:name="T5" style:family="text">
      <style:text-properties officeooo:rsid="00131f9b"/>
    </style:style>
    <style:style style:name="T6" style:family="text">
      <style:text-properties officeooo:rsid="00132777"/>
    </style:style>
    <style:style style:name="T7" style:family="text">
      <style:text-properties officeooo:rsid="00144c9b"/>
    </style:style>
    <style:style style:name="T8" style:family="text">
      <style:text-properties officeooo:rsid="0019343b"/>
    </style:style>
    <style:style style:name="T9" style:family="text">
      <style:text-properties style:font-size-asian="12pt" style:font-weight-asian="normal" style:font-size-complex="12pt" style:font-weight-complex="normal"/>
    </style:style>
    <style:style style:name="T10" style:family="text">
      <style:text-properties officeooo:rsid="001b33c7" style:font-size-asian="12pt" style:font-weight-asian="normal" style:font-size-complex="12pt" style:font-weight-complex="normal"/>
    </style:style>
    <style:style style:name="T11" style:family="text">
      <style:text-properties fo:color="#000000"/>
    </style:style>
    <style:style style:name="T12" style:family="text">
      <style:text-properties fo:color="#000000" fo:font-size="12pt" fo:font-style="normal" style:font-size-asian="10.5pt" style:font-style-asian="normal" style:font-size-complex="12pt" style:font-style-complex="normal"/>
    </style:style>
    <style:style style:name="T13" style:family="text">
      <style:text-properties fo:color="#000000" fo:font-size="12pt" fo:font-style="normal" officeooo:rsid="001f685c" style:font-size-asian="10.5pt" style:font-style-asian="normal" style:font-size-complex="12pt" style:font-style-complex="normal"/>
    </style:style>
    <style:style style:name="T14" style:family="text">
      <style:text-properties fo:color="#000000" fo:font-size="12pt" fo:font-style="normal" officeooo:rsid="00207f31" style:font-size-asian="10.5pt" style:font-style-asian="normal" style:font-size-complex="12pt" style:font-style-complex="normal"/>
    </style:style>
    <style:style style:name="T15" style:family="text">
      <style:text-properties fo:color="#000000" fo:font-size="12pt" style:font-size-asian="10.5pt" style:font-size-complex="12pt"/>
    </style:style>
    <style:style style:name="T16" style:family="text">
      <style:text-properties fo:color="#000000" fo:font-size="12pt" style:text-underline-style="none" style:font-size-asian="10.5pt" style:font-size-complex="12pt"/>
    </style:style>
    <style:style style:name="T17" style:family="text">
      <style:text-properties fo:color="#000000" style:font-weight-asian="normal" style:font-weight-complex="normal"/>
    </style:style>
    <style:style style:name="T18" style:family="text">
      <style:text-properties fo:color="#000000" fo:language="en" fo:country="US" style:font-weight-asian="normal" style:font-weight-complex="normal"/>
    </style:style>
    <style:style style:name="T19" style:family="text">
      <style:text-properties fo:color="#000000" officeooo:rsid="001ccf8e"/>
    </style:style>
    <style:style style:name="T20" style:family="text">
      <style:text-properties fo:color="#000000" officeooo:rsid="001e5a71"/>
    </style:style>
    <style:style style:name="T21" style:family="text">
      <style:text-properties officeooo:rsid="002584c8"/>
    </style:style>
    <style:style style:name="T22" style:family="text">
      <style:text-properties officeooo:rsid="0025f1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Цель курсового проекта</text:p>
      <text:p text:style-name="P26"><text:tab/>Исследование характеристик алгоритмов аллокации памяти.</text:p>
      <text:p text:style-name="P26"/>
      <text:p text:style-name="P25">Задание</text:p>
      <text:p text:style-name="P27"><text:span text:style-name="T10"><text:tab/>Необходимо реализовать два алгоритма аллокации памяти и сравнить их по следующим параметрам:</text:span></text:p>
      <text:list xml:id="list2725425676234444872" text:style-name="L1">
        <text:list-item>
          <text:p text:style-name="P28"><text:span text:style-name="T9">Фактор использования</text:span></text:p>
        </text:list-item>
        <text:list-item>
          <text:p text:style-name="P28"><text:span text:style-name="T9">Скорость выделения блоков</text:span></text:p>
        </text:list-item>
        <text:list-item>
          <text:p text:style-name="P28"><text:span text:style-name="T9">Скорость освобождения блоков</text:span></text:p>
        </text:list-item>
        <text:list-item>
          <text:p text:style-name="P28"><text:span text:style-name="T9">Простота использования аллокатора</text:span></text:p>
        </text:list-item>
      </text:list>
      <text:p text:style-name="P31"><text:span text:style-name="T17"><text:tab/>Каждый аллокатор памяти должен иметь функции аналогичные стандартным функциям </text:span><text:span text:style-name="T18">free </text:span><text:span text:style-name="T17">и </text:span><text:span text:style-name="T18">malloc </text:span><text:span text:style-name="T17">(</text:span><text:span text:style-name="T18">realloc</text:span><text:span text:style-name="T17">, опционально). Перед работой каждый аллокатор инициализируется свободными страницами памяти, выделенными стандартными средствами ядра. Необходимо самостоятельно разработать стратегию тестирования для определения ключевых характеристик аллокаторов памяти. При тестировании нужно свести к минимуму потери точности из-за накладных расходов при измерении ключевых характеристик, описанных выше.</text:span></text:p>
      <text:p text:style-name="P30"><text:tab/>В отчете необходимо отобразить следующее:</text:p>
      <text:list xml:id="list5926010298163340807" text:style-name="L2">
        <text:list-item>
          <text:p text:style-name="P35"><text:span text:style-name="T11">Подробное описание каждого из исследуемых алгоритмов</text:span></text:p>
        </text:list-item>
        <text:list-item>
          <text:p text:style-name="P35"><text:span text:style-name="T11">Процесс тестирования</text:span></text:p>
        </text:list-item>
        <text:list-item>
          <text:p text:style-name="P35"><text:span text:style-name="T11">Обоснование подхода тестирования</text:span></text:p>
        </text:list-item>
        <text:list-item>
          <text:p text:style-name="P35"><text:span text:style-name="T11">Результаты тестирования</text:span></text:p>
        </text:list-item>
        <text:list-item>
          <text:p text:style-name="P35"><text:span text:style-name="T11">Заключение по проведенной работе</text:span></text:p>
        </text:list-item>
      </text:list>
      <text:p text:style-name="P34"><text:span text:style-name="T11"/></text:p>
      <text:p text:style-name="P37"><text:span text:style-name="T11">Вариант</text:span></text:p>
      <text:p text:style-name="P32"><text:span text:style-name="T11"><text:tab/>Я выбрал для сравнения следующие алгоритмы:</text:span></text:p>
      <text:list xml:id="list8974030950897186342" text:style-name="L3">
        <text:list-item>
          <text:p text:style-name="P33"><text:span text:style-name="T11">Выбор первого подходящего (далее ПП-алгоритм)</text:span></text:p>
        </text:list-item>
        <text:list-item>
          <text:p text:style-name="P33"><text:span text:style-name="T11">Выбор лучшего подходящего (далее ЛП-алгоритм)</text:span></text:p>
        </text:list-item>
      </text:list>
      <text:p text:style-name="P32"><text:span text:style-name="T11"/></text:p>
      <text:p text:style-name="P38"><text:span text:style-name="T11">Описание реализации</text:span></text:p>
      <text:p text:style-name="P36"><text:span text:style-name="T11"><text:tab/></text:span><text:span text:style-name="T19">Данные о блоках хранятся в </text:span><text:span text:style-name="T20">двунаправленном списке. Эта структура позволяет вставлять и удалять элементы за О(1), очевидным минусом является поиск за линейное время. Структура элемента списка:</text:span></text:p>
      <text:p text:style-name="P39"><text:span text:style-name="T11">typedef struct element_s {</text:span></text:p>
      <text:p text:style-name="P39"><text:span text:style-name="T11"><text:s text:c="4"/>struct element_s *next, *prev;</text:span></text:p>
      <text:p text:style-name="P39"><text:span text:style-name="T11"><text:s text:c="4"/>bool used;</text:span></text:p>
      <text:p text:style-name="P39"><text:span text:style-name="T11"><text:s text:c="4"/>size_t size;</text:span></text:p>
      <text:p text:style-name="P39"><text:span text:style-name="T11">} element_t;</text:span></text:p>
      <text:p text:style-name="P39"><text:span text:style-name="T11"><text:tab/></text:span><text:span text:style-name="T12">Структура довольно проста, ссылки на предыдущий и следующий элементы, размер блока и </text:span><text:span text:style-name="T13">флаг, говорящий о том используется блок или нет.</text:span></text:p>
      <text:p text:style-name="P39"><text:span text:style-name="T13"><text:tab/></text:span></text:p>
      <text:p text:style-name="P39"><text:span text:style-name="T13"><text:tab/>Реализованы несколько функций-дефайнов для работы со списками, код дефайнов был взят из </text:span><text:a xlink:type="simple" xlink:href="https://github.com/troydhanson/uthash/blob/master/src/utlist.h" text:style-name="Internet_20_link" text:visited-style-name="Visited_20_Internet_20_Link">этого проекта</text:a><text:span text:style-name="T13">, и немного переписаны под мои нужды. Среди них:</text:span></text:p>
      <text:list xml:id="list2730747546748986751" text:style-name="L4">
        <text:list-item>
          <text:p text:style-name="P40"><text:span text:style-name="T15">FOREACH</text:span><text:span text:style-name="T12"> — пробежка по всему списку</text:span></text:p>
        </text:list-item>
        <text:list-item>
          <text:p text:style-name="P40"><text:span text:style-name="T15">FOREACH_SAFE</text:span><text:span text:style-name="T12"> — пробежка по всему списку с сохранением след. элемента, для безопасного удаления/изменения текущего элемента</text:span></text:p>
        </text:list-item>
        <text:list-item>
          <text:p text:style-name="P40"><text:span text:style-name="T16">INSERT</text:span><text:span text:style-name="T12"> — вставка нового элемента</text:span></text:p>
        </text:list-item>
        <text:list-item>
          <text:p text:style-name="P40"><text:span text:style-name="T15">DELETE</text:span><text:span text:style-name="T12"> — удаление элемента</text:span></text:p>
        </text:list-item>
        <text:list-item>
          <text:p text:style-name="P40"><text:span text:style-name="T15">MERGE_NEXT</text:span><text:span text:style-name="T12"> — попытка слияния элемента со следующим, это моя функция.</text:span></text:p>
        </text:list-item>
      </text:list>
      <text:p text:style-name="P41"><text:span text:style-name="T12"/></text:p>
      <text:p text:style-name="P41"><text:span text:style-name="T12"><text:tab/>Два дефайна для корректных сложения и вычитания ссылок.</text:span></text:p>
      <text:p text:style-name="P41"><text:span text:style-name="T12"/></text:p>
      <text:p text:style-name="P41"><text:span text:style-name="T12"><text:tab/></text:span></text:p>
      <text:p text:style-name="P41"><text:soft-page-break/><text:span text:style-name="T12"><text:tab/></text:span><text:span text:style-name="T14">Далее идут функции для работы с моим аллокатором:</text:span></text:p>
      <text:list xml:id="list3916486184538022604" text:style-name="L5">
        <text:list-item>
          <text:p text:style-name="P42"><text:span text:style-name="T15">init(size)</text:span><text:span text:style-name="T12"> — выделяет стандартными средствами size байт памяти и создает первый блок. Эту функцию необходимо вызывать для работы аллокатора.</text:span></text:p>
        </text:list-item>
        <text:list-item>
          <text:p text:style-name="P42"><text:span text:style-name="T15">alloc(size)</text:span><text:span text:style-name="T12"> — возвращает ссылку на блок памяти размером size или NULL, если память выделить не удалось.</text:span></text:p>
        </text:list-item>
        <text:list-item>
          <text:p text:style-name="P42"><text:span text:style-name="T15">dealloc(link)</text:span><text:span text:style-name="T12"> — освобождает блок памяти выделенный с помощью alloc.</text:span></text:p>
        </text:list-item>
        <text:list-item>
          <text:p text:style-name="P42"><text:span text:style-name="T15">destroy() </text:span><text:span text:style-name="T12">- освобождает память выделенную под аллокатор.</text:span></text:p>
        </text:list-item>
      </text:list>
      <text:p text:style-name="P43"><text:span text:style-name="T12"/></text:p>
      <text:p text:style-name="P43"><text:span text:style-name="T12"><text:tab/>А так же несколько вспомогательных(отладочных) функций:</text:span></text:p>
      <text:list xml:id="list8130343052439831238" text:style-name="L6">
        <text:list-item>
          <text:p text:style-name="P44"><text:span text:style-name="T15">print_list() </text:span><text:span text:style-name="T12">- выводит все блоки памяти.</text:span></text:p>
        </text:list-item>
        <text:list-item>
          <text:p text:style-name="P44"><text:span text:style-name="T15">print_mem_usage() </text:span><text:span text:style-name="T12">- выводит текущее состояние памяти, немного криво отображается, при большом кол-ве маленьких блоков. Так же подсчитывает процент памяти занимаемый самим аллокатором, то есть элементами списка.</text:span></text:p>
        </text:list-item>
      </text:list>
      <text:p text:style-name="P43"><text:span text:style-name="T12"/></text:p>
      <text:p text:style-name="P46"><text:span text:style-name="T12">Используемые алгоритмы</text:span></text:p>
      <text:p text:style-name="P45"><text:span text:style-name="T12"><text:tab/>Сами по себе ПП и ЛП -алгоритмы довольно тривиальны. Оба представляют собой пробег по списку, ПП останавливается, когда находит незанятый элемент размером больше, чем необходимо, ЛП же всегда пробегает весь список элементов и пытается найти наименьший элемент подходящего размера. В этом и состоит разница в алгоритмах, когда списки набирают большую длину оба алгоритма работают медленно, но ПП всегда не медленнее, чем ЛП. Преимуществом ЛП алгоритма является, то что он более рационально распределяет блоки памяти, что я показал на примере 3 теста, описанного ниже.</text:span></text:p>
      <text:p text:style-name="P29"><text:span text:style-name="T9"><text:tab/></text:span></text:p>
      <text:p text:style-name="P2"><text:span text:style-name="T1">Методика сравнения</text:span> алгоритмов выделения памяти</text:p>
      <text:p text:style-name="P1"><text:tab/>Что бы сравнить алгоритмы я написал генератор случайных тестов. У каждого теста есть несколько параметров: максимальный объем выделяемой памяти, число запросов, минимальный и максимальный размер выделяемого блока, а так же отношение числа аллокаций к числу освобождений. </text:p>
      <text:p text:style-name="P1"><text:tab/>За раз генерируется 10 файлов-тестов, потом программа последовательно выполняет команды из файлов, посчитывая среднее время выполнения аллокаций и освобождений, а так же средний размер выделяемого блока и количество ошибок при выделении — алгоритм не нашел подходящего блока памяти. Сразу после выделения блока весь его объем заполняется нулями для проверки корректности работы программы. После выполнения всех 10 тестов подсчитываются средние значения указанных выше параметров. </text:p>
      <text:p text:style-name="P1"><text:tab/>На основании этих усредненных результатов я и буду сравнивать алгоритмы.</text:p>
      <text:p text:style-name="P1"/>
      <text:p text:style-name="P3">Формат ввода теста</text:p>
      <text:p text:style-name="P4"><text:tab/>Файл-тест выглядит следующим образом: </text:p>
      <text:p text:style-name="P9">&lt;<text:span text:style-name="T4">Объем памяти для инициализации программы</text:span>&gt;</text:p>
      <text:p text:style-name="P9">&lt;<text:span text:style-name="T4">Кол-во операций</text:span>&gt;</text:p>
      <text:p text:style-name="P9">&lt;<text:span text:style-name="T4">Идентификатор операции</text:span>&gt; &lt;<text:span text:style-name="T4">Параметр операции</text:span>&gt;</text:p>
      <text:p text:style-name="P9">&lt;<text:span text:style-name="T4">Идентификатор операции</text:span>&gt; &lt;<text:span text:style-name="T4">Параметр операции</text:span>&gt;</text:p>
      <text:p text:style-name="P9">&lt;<text:span text:style-name="T4">Идентификатор операции</text:span>&gt; &lt;<text:span text:style-name="T4">Параметр операции</text:span>&gt;</text:p>
      <text:p text:style-name="P4">…</text:p>
      <text:p text:style-name="P4"/>
      <text:p text:style-name="P4">&lt;<text:span text:style-name="T4">Идентификатор операции</text:span>&gt; - число от 0 до 2. 0 — выделить блок памяти размером с &lt;<text:span text:style-name="T4">Параметр операции</text:span>&gt;. 1 — освободить блок памяти с номером &lt;<text:span text:style-name="T4">Параметр операции</text:span>&gt;. 2 — вывести состояние памяти.</text:p>
      <text:p text:style-name="P4"><text:tab/>Пример:</text:p>
      <text:p text:style-name="P10">10000000 <text:s text:c="6"/></text:p>
      <text:p text:style-name="P10">10001 <text:s text:c="9"/></text:p>
      <text:p text:style-name="P10">0 6558 <text:s text:c="8"/></text:p>
      <text:p text:style-name="P10">1 0 <text:s text:c="11"/></text:p>
      <text:p text:style-name="P10">0 9700 <text:s text:c="8"/></text:p>
      <text:p text:style-name="P10">0 7149 <text:s text:c="8"/></text:p>
      <text:p text:style-name="P10"><text:soft-page-break/>1 0 <text:s text:c="11"/></text:p>
      <text:p text:style-name="P10">0 1040 <text:s text:c="8"/></text:p>
      <text:p text:style-name="P10">0 1149 <text:s text:c="8"/></text:p>
      <text:p text:style-name="P10">0 5946 <text:s text:c="8"/></text:p>
      <text:p text:style-name="P10">0 8771 <text:s text:c="8"/></text:p>
      <text:p text:style-name="P10">1 4 <text:s text:c="11"/></text:p>
      <text:p text:style-name="P4"><text:span text:style-name="T2">1 2 <text:s text:c="4"/></text:span><text:s text:c="7"/></text:p>
      <text:p text:style-name="P4">….</text:p>
      <text:p text:style-name="P4"/>
      <text:p text:style-name="P3">Результат работы программы</text:p>
      <text:p text:style-name="P4"><text:tab/><text:span text:style-name="T6">Тест 1.</text:span></text:p>
      <text:p text:style-name="P10">Best allocation <text:s/></text:p>
      <text:p text:style-name="P10">Memory usage: <text:s text:c="143"/></text:p>
      <text:p text:style-name="P10"><text:s text:c="4"/>[...................................................................................................|..|.......|..............|....|......|...|.||.||..] </text:p>
      <text:p text:style-name="P10"><text:s text:c="4"/>96.88% of memory used. <text:s text:c="130"/></text:p>
      <text:p text:style-name="P10"><text:s text:c="4"/>0.76% of memory used by allocator. <text:s text:c="118"/></text:p>
      <text:p text:style-name="P10">Allocations 5998.3, deallocations 4001.7 <text:s text:c="2"/></text:p>
      <text:p text:style-name="P10">Avegare size of element 5516 <text:s text:c="14"/></text:p>
      <text:p text:style-name="P10">Avegare allocation time 1.63094e-05 <text:s text:c="7"/></text:p>
      <text:p text:style-name="P10">Avegare deallocation time 2.04863e-07 <text:s text:c="5"/></text:p>
      <text:p text:style-name="P4"><text:span text:style-name="T2">Average fails counter 182.5 <text:s text:c="2"/></text:span><text:s text:c="9"/></text:p>
      <text:p text:style-name="P4"/>
      <text:p text:style-name="P10">Simple allocation <text:s text:c="141"/></text:p>
      <text:p text:style-name="P10">Memory usage: <text:s text:c="145"/></text:p>
      <text:p text:style-name="P10"><text:s text:c="4"/>[.............................................................................................................................................|......|.] <text:s text:c="2"/></text:p>
      <text:p text:style-name="P10"><text:s text:c="4"/>93.21% of memory used. <text:s text:c="132"/></text:p>
      <text:p text:style-name="P10"><text:s text:c="4"/>0.79% of memory used by allocator. <text:s text:c="120"/></text:p>
      <text:p text:style-name="P10"><text:s text:c="159"/></text:p>
      <text:p text:style-name="P10">Allocations 5998.3, deallocations 4001.7 <text:s text:c="118"/></text:p>
      <text:p text:style-name="P10">Avegare size of element 5516 <text:s text:c="130"/></text:p>
      <text:p text:style-name="P10">Avegare allocation time 1.10986e-05 <text:s text:c="123"/></text:p>
      <text:p text:style-name="P10">Avegare deallocation time 2.43147e-07 <text:s text:c="121"/></text:p>
      <text:p text:style-name="P5"><text:span text:style-name="T2">Average fails counter 227.5 <text:s text:c="4"/></text:span><text:s text:c="11"/></text:p>
      <text:p text:style-name="P5"/>
      <text:p text:style-name="P5"><text:tab/><text:span text:style-name="T5">В данном тесте выделялось 10Mb памяти, 10 000 запросов из которых 60% на аллокацию. Размер выделяемого блока от 1Kb до 10Kb. </text:span></text:p>
      <text:p text:style-name="P7"><text:tab/><text:span text:style-name="T5">На примере этого довольно простого теста можно увидеть, что ЛП-алгоритм выделяет память на 47% медленнее в среднем, но при этом ошибся на 45 раз меньше. Поскольку тесты генерируются случайным образом, для части запросов на выделение может не хватать памяти независимо какой алгоритм выделяется. </text:span><text:s text:c="4"/></text:p>
      <text:p text:style-name="P7"><text:s/></text:p>
      <text:p text:style-name="P6"><text:tab/><text:span text:style-name="T6">Тест 2.</text:span></text:p>
      <text:p text:style-name="P12">Best allocation </text:p>
      <text:p text:style-name="P12">Memory usage: <text:s text:c="144"/></text:p>
      <text:p text:style-name="P12"><text:s text:c="4"/>[......................................................................................................................................................] <text:s/></text:p>
      <text:p text:style-name="P12"><text:s text:c="4"/>95.74% of memory used. <text:s text:c="131"/></text:p>
      <text:p text:style-name="P12"><text:s text:c="4"/>0.01% of memory used by allocator. <text:s text:c="119"/></text:p>
      <text:p text:style-name="P12"><text:s text:c="158"/></text:p>
      <text:p text:style-name="P12">Allocations 66675.7, deallocations 33324.3 </text:p>
      <text:p text:style-name="P12">Avegare size of element 549995 <text:s text:c="12"/></text:p>
      <text:p text:style-name="P12">Avegare allocation time 0.000133957 <text:s text:c="7"/></text:p>
      <text:p text:style-name="P12">Avegare deallocation time 3.94634e-07 <text:s text:c="5"/></text:p>
      <text:p text:style-name="P12">Average fails counter 30497 <text:s text:c="15"/></text:p>
      <text:p text:style-name="P11"/>
      <text:p text:style-name="P12">Simple allocation </text:p>
      <text:p text:style-name="P12">Memory usage: <text:s text:c="18"/></text:p>
      <text:p text:style-name="P12"><text:s text:c="4"/>[......................................................................................................................................................]</text:p>
      <text:p text:style-name="P12"><text:s text:c="4"/>91.45% of memory used.</text:p>
      <text:p text:style-name="P12"><text:s text:c="4"/>0.01% of memory used by allocator.</text:p>
      <text:p text:style-name="P12"><text:s text:c="144"/></text:p>
      <text:p text:style-name="P12">Allocations 66675.7, deallocations 33324.3 <text:s text:c="2"/></text:p>
      <text:p text:style-name="P12">Avegare size of element 549995 <text:s text:c="14"/></text:p>
      <text:p text:style-name="P12">Avegare allocation time 0.00010727 <text:s text:c="10"/></text:p>
      <text:p text:style-name="P12">Avegare deallocation time 4.19682e-07 <text:s text:c="7"/></text:p>
      <text:p text:style-name="P7"><text:soft-page-break/><text:span text:style-name="T3">Average fails counter 30677.2 <text:s text:c="3"/></text:span><text:span text:style-name="T7"><text:s text:c="12"/></text:span><text:s text:c="109"/></text:p>
      <text:p text:style-name="P17"><text:tab/>В данном тесте выделялось 1Gb памяти, 100 000 запросов из которых 66% на аллокацию. Размер выделяемого блока от 100Kb до 1Mb.</text:p>
      <text:p text:style-name="P8"><text:span text:style-name="T5"><text:tab/>При большом кол-ве запросов <text:s/>разница в количестве ошибок почти незаметна, а вот проигрыш в скорости ЛП-алгоритмом все еще составляет порядка 34%.</text:span> <text:span text:style-name="T7">Зато видно, что в конце работы программы ЛП-алгоритм занимает почти 96% памяти, а ПП всего 91,5%, то есть разница в выделенной памяти составляет 45Mb.</text:span></text:p>
      <text:p text:style-name="P8"/>
      <text:p text:style-name="P18"><text:tab/><text:span text:style-name="T8">Тест 3.</text:span></text:p>
      <text:p text:style-name="P18"><text:span text:style-name="T8">Не рандомный тест. Выделяесть 10 Мб памяти, далее она вся выделяется блоками размером 1-2Кб, потом освобождаем каждый второй блок, запоминая размер удаляемых блоков. И снова их выделяем.</text:span> <text:s text:c="4"/></text:p>
      <text:p text:style-name="P14">Best allocation </text:p>
      <text:p text:style-name="P14"><text:span text:style-name="T8">Allocations 9738.3, deallocations 3246.3 <text:s text:c="3"/></text:span></text:p>
      <text:p text:style-name="P14"><text:span text:style-name="T8">Avegare size of element 1500 <text:s text:c="15"/></text:span></text:p>
      <text:p text:style-name="P14"><text:span text:style-name="T8">Avegare allocation time 6.62108e-05 <text:s text:c="8"/></text:span></text:p>
      <text:p text:style-name="P14"><text:span text:style-name="T8">Avegare deallocation time 1.86828e-07 <text:s text:c="6"/></text:span></text:p>
      <text:p text:style-name="P14"><text:span text:style-name="T8">Average fails counter 0 <text:s text:c="20"/></text:span><text:s text:c="11"/></text:p>
      <text:p text:style-name="P15"/>
      <text:p text:style-name="P14">Simple allocation </text:p>
      <text:p text:style-name="P16">Allocations 9738.3, deallocations 3246.3 <text:s text:c="2"/></text:p>
      <text:p text:style-name="P16">Avegare size of element 1500 <text:s text:c="14"/></text:p>
      <text:p text:style-name="P16">Avegare allocation time 5.04132e-05 <text:s text:c="7"/></text:p>
      <text:p text:style-name="P16">Avegare deallocation time 1.92927e-07 <text:s text:c="5"/></text:p>
      <text:p text:style-name="P16">Average fails counter 128.7 <text:s text:c="15"/></text:p>
      <text:p text:style-name="P16"/>
      <text:p text:style-name="P20">На примере этого теста можно увидеть, что в некоторых ситуациях в которых память выделить можно, ПП-алгоритм ошибается, а ЛП-алгоритм нет, так же можно заметить что процент ошибок ПП-алгоритма достаточно мал и составляет всего 4%, тогда как проигрыш по скорости остается все теми же 32%.</text:p>
      <text:p text:style-name="P20"/>
      <text:p text:style-name="P24">Выводы или зачем это нужно</text:p>
      <text:p text:style-name="P21"><text:tab/>Стандартные средства выделения памяти (malloc/calloc/realloc/new и тд) унифицированы для любых нужд, и одинаково действуют, когда нужно выделить память под пару интов и под большой массив данных. Так же одним из минусов стандартных аллокаторов является то, что каждый его вызов это запрос к ядру системы, то есть при большом количестве вызовов это сильно замедляет работу системы, поэтому в серьезных проектах часто используются нестандартные методы выделения памяти, самописные или написанные кем-то до вас. Выбор же алгоритма сильно зависит от использования.</text:p>
      <text:p text:style-name="P21"><text:tab/><text:span text:style-name="T21">Например для хранения деревьев удобно использовать кольцевой алгоритм выделения памяти, когда сразу выделяется большой массив памяти разделенный на блоки одинакового размера(размер равен памяти занимаемой одной вершиной дерева), ссылки на свободные блоки хранятся в кольце, для получения блока просто берется ссылка из кольца и удаляется оттуда, очищение это просто возврат ссылки обратно в кольцо. У этого метода есть ряд преимуществ:</text:span></text:p>
      <text:list xml:id="list8270274082903150281" text:style-name="L7">
        <text:list-item>
          <text:p text:style-name="P22">запросы в ядро только когда необходимо увеличить число блоков</text:p>
        </text:list-item>
        <text:list-item>
          <text:p text:style-name="P22">поскольку все вершины дерева лежат в памяти «подряд» это заметно уменьшает количество промахов в память</text:p>
        </text:list-item>
        <text:list-item>
          <text:p text:style-name="P22">если память выделяется с SSD диска, то кольцо дает какую-то равномерность использования диска, то есть продлевает его срок жизни</text:p>
        </text:list-item>
      </text:list>
      <text:p text:style-name="P23"><text:tab/></text:p>
      <text:p text:style-name="P23"><text:tab/>Если же говорить об алгоритмах представленных выше, то оба алгоритма используются редко, в силу их медлительности при больших количествах блоков. Но если выбирать из них, то ПП я бы использовал, когда задача подразумевает редкие освобождения памяти <text:span text:style-name="T22">или когда все блоки имеют +/- одинаковый размер</text:span>, а ЛП, когда необходимо <text:soft-page-break/>максимально экономить память, <text:span text:style-name="T22">и задача подразумевает блоки различных размеров и частое их освобождени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Symbol" svg:font-family="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6:31:13.519133283</meta:creation-date>
    <dc:date>2016-11-15T14:52:01.473514537</dc:date>
    <meta:editing-duration>PT47M28S</meta:editing-duration>
    <meta:editing-cycles>7</meta:editing-cycles>
    <meta:generator>LibreOffice/5.1.4.2$Linux_X86_64 LibreOffice_project/10m0$Build-2</meta:generator>
    <meta:document-statistic meta:table-count="0" meta:image-count="0" meta:object-count="0" meta:page-count="5" meta:paragraph-count="149" meta:word-count="1296" meta:character-count="12763" meta:non-whitespace-character-count="8683"/>
  </office:meta>
</office:document-meta>
</file>